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aac4" officeooo:paragraph-rsid="0017aac4" style:font-weight-asian="bold" style:font-weight-complex="bold"/>
    </style:style>
    <style:style style:name="P2" style:family="paragraph" style:parent-style-name="Standard">
      <style:text-properties fo:font-weight="bold" officeooo:rsid="00185442" officeooo:paragraph-rsid="0018544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544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images</text:p>
      <text:p text:style-name="P1"/>
      <text:p text:style-name="P1">– <text:span text:style-name="T1">Images are make up of pixels</text:span></text:p>
      <text:p text:style-name="P1"><text:span text:style-name="T1">– Higher resolutions == higher number of pixels</text:span></text:p>
      <text:p text:style-name="P1"><text:span text:style-name="T1"/></text:p>
      <text:p text:style-name="P1"><text:span text:style-name="T2">1. </text:span>Binary Images<text:span text:style-name="T1"> are black and white images that are made up of 0 (black) and 1 (white)</text:span></text:p>
      <text:p text:style-name="P1"><text:span text:style-name="T1"/></text:p>
      <text:p text:style-name="P2"><text:span text:style-name="T1">2. </text:span>Gray Scale Images<text:span text:style-name="T1"> are black and white images which has 256 levels of black and white (0 is black, 255 is white) [in between are grey]</text:span></text:p>
      <text:p text:style-name="P2"><text:span text:style-name="T1"/></text:p>
      <text:p text:style-name="P2"><text:span text:style-name="T1">3. </text:span>Color Images<text:span text:style-name="T1"> are combinations of three grey scale images (RGB) [Combination of three channels, red, greeen, blue]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3:31:40.033740299</meta:creation-date>
    <dc:date>2020-07-07T13:46:45.926919459</dc:date>
    <meta:editing-duration>PT15M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6" meta:word-count="79" meta:character-count="438" meta:non-whitespace-character-count="363"/>
  </office:meta>
</office:document-meta>
</file>